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" svg:font-family="Arial" style:font-family-generic="swiss"/>
    <style:font-face style:name="Calibri3" svg:font-family="Calibri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3" svg:font-family="FreeSans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cm" fo:min-width="0cm"/>
    </style:style>
    <style:style style:name="gr2" style:family="graphic">
      <style:graphic-properties style:protect="size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5" style:family="presentation" style:parent-style-name="Blank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1.2cm" fo:margin-right="0cm" fo:margin-top="0cm" fo:margin-bottom="0.5cm" fo:line-height="100%" fo:text-align="start" fo:text-indent="-0.89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style:paragraph-properties fo:text-align="start"/>
      <style:text-properties style:font-name="Arial1" fo:font-size="32pt"/>
    </style:style>
    <style:style style:name="P9" style:family="paragraph">
      <style:paragraph-properties fo:text-align="start" style:font-independent-line-spacing="true"/>
      <style:text-properties style:font-name="Arial1" fo:font-size="32pt"/>
    </style:style>
    <style:style style:name="P10" style:family="paragraph">
      <style:paragraph-properties fo:text-align="start"/>
      <style:text-properties fo:font-size="32pt"/>
    </style:style>
    <style:style style:name="T1" style:family="text">
      <style:text-properties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name-asian="Droid Sans Fallback2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 Fallback2" style:font-size-asian="20pt" style:font-style-asian="normal" style:font-weight-asian="bold" style:font-name-complex="Arial1" style:font-size-complex="20pt" style:font-style-complex="normal" style:font-weight-complex="bold"/>
    </style:style>
    <style:style style:name="T10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 Fallback2" style:font-size-asian="20pt" style:font-style-asian="normal" style:font-weight-asian="bold" style:font-name-complex="FreeSans1" style:font-size-complex="20pt" style:font-style-complex="normal" style:font-weight-complex="bold"/>
    </style:style>
    <style:style style:name="T11" style:family="text">
      <style:text-properties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Droid Sans Fallback2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12" style:family="text">
      <style:text-properties style:font-name="Arial1"/>
    </style:style>
    <style:style style:name="T13" style:family="text">
      <style:text-properties style:font-name="Arial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 tutoring – lesson 5" draw:style-name="dp1" draw:master-page-name="Blank" presentation:presentation-page-layout-name="AL1T0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 tutoring</text:span></text:p>
          </draw:text-box>
        </draw:frame>
        <draw:frame draw:name="Text Placeholder 2" presentation:style-name="pr2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p text:style-name="P3"><text:span text:style-name="T2"/></text:p>
          </draw:text-box>
        </draw:frame>
        <draw:frame draw:style-name="gr1" draw:layer="layout" svg:width="22.416cm" svg:height="12.4cm" svg:x="1.784cm" svg:y="4.8cm">
          <draw:text-box>
            <text:p text:style-name="P5">Wednesday 13<text:span text:style-name="T3">th</text:span> January 2016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ap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Recap 1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Recap – what we looked at last time</text:span></text:p>
            <text:p text:style-name="P3"><text:span text:style-name="T2"/></text:p>
            <text:p text:style-name="P3"><text:span text:style-name="T4">if (condition) { } else { }</text:span></text:p>
            <text:p text:style-name="P3"><text:span text:style-name="T4">==</text:span><text:span text:style-name="T4"><text:tab/></text:span><text:span text:style-name="T4"><text:tab/></text:span><text:span text:style-name="T4">!=</text:span><text:span text:style-name="T4"><text:tab/></text:span><text:span text:style-name="T4"><text:tab/></text:span><text:span text:style-name="T4">&lt;=</text:span><text:span text:style-name="T4"><text:tab/></text:span><text:span text:style-name="T4"><text:tab/></text:span><text:span text:style-name="T4">&gt;=</text:span><text:span text:style-name="T4"><text:tab/></text:span><text:span text:style-name="T4"><text:tab/></text:span><text:span text:style-name="T4">&lt;</text:span><text:span text:style-name="T4"><text:tab/></text:span><text:span text:style-name="T4"><text:tab/></text:span><text:span text:style-name="T4">&gt;</text:span></text:p>
            <text:p text:style-name="P3"><text:span text:style-name="T4">The Boolean type, true, false</text:span></text:p>
            <text:p text:style-name="P3"><text:span text:style-name="T4">AND (&amp;&amp;) and OR (||)</text:span></text:p>
            <text:p text:style-name="P3"><text:span text:style-name="T4">Truth Tables</text:span></text:p>
            <text:p text:style-name="P3"><text:span text:style-name="T4">NOT !</text:span></text:p>
            <text:p text:style-name="P3"><text:span text:style-name="T4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Recap 2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Recap – what we looked at last time</text:span></text:p>
            <text:p text:style-name="P3"><text:span text:style-name="T2"/></text:p>
            <text:p text:style-name="P3"><text:span text:style-name="T4"/></text:p>
            <text:p text:style-name="P3"><text:span text:style-name="T4">while loops - while (i&lt;10) { doStuff(); }</text:span></text:p>
            <text:p text:style-name="P3"><text:span text:style-name="T4">infinite loops – while(true) { … }</text:span></text:p>
            <text:p text:style-name="P3"><text:span text:style-name="T4">nested loops</text:span></text:p>
            <text:p text:style-name="P3"><text:span text:style-name="T4">break and continue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Loops - do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More Loops - do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This loop has the form :-</text:span></text:p>
            <text:p text:style-name="P3"><text:span text:style-name="T4">do {</text:span></text:p>
            <text:p text:style-name="P3"><text:span text:style-name="T4"><text:tab/></text:span><text:span text:style-name="T4">doSomething();</text:span></text:p>
            <text:p text:style-name="P3"><text:span text:style-name="T4"><text:tab/></text:span><text:span text:style-name="T4">} while (someCondition == true)</text:span></text:p>
            <text:p text:style-name="P3"><text:span text:style-name="T4"/></text:p>
            <text:p text:style-name="P3"><text:span text:style-name="T5">Just like a while() loop, but with the test at the </text:span><text:span text:style-name="T6">end</text:span><text:span text:style-name="T5">.</text:span></text:p>
            <text:p text:style-name="P3"><text:span text:style-name="T5">An important difference – as we saw before, if the condition is false, the while() loop body may never be executed.</text:span></text:p>
            <text:p text:style-name="P3"><text:span text:style-name="T5">In a do() loop, the body will always be executed at least once.</text:span></text:p>
            <text:p text:style-name="P3"><text:span text:style-name="T5">Example – </text:span><text:span text:style-name="T7">do { printf(“Hello!”); } while (false)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eak and 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Break and Continue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We looked briefly last time </text:span><text:span text:style-name="T8">break</text:span><text:span text:style-name="T2"> and </text:span><text:span text:style-name="T8">continue</text:span><text:span text:style-name="T2">.</text:span></text:p>
            <text:p text:style-name="P3"><text:span text:style-name="T8">break </text:span><text:span text:style-name="T5">immediately exits from a loop:-</text:span></text:p>
            <text:p text:style-name="P3"><text:span text:style-name="T4">int i=0;</text:span></text:p>
            <text:p text:style-name="P3"><text:span text:style-name="T4">while(true) {</text:span></text:p>
            <text:p text:style-name="P3"><text:span text:style-name="T4"><text:tab/></text:span><text:span text:style-name="T4">printf(“i is %d\n”, i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if (i == 7)</text:span></text:p>
            <text:p text:style-name="P3"><text:span text:style-name="T4"><text:tab/></text:span><text:span text:style-name="T4"><text:tab/></text:span><text:span text:style-name="T4">break;</text:span></text:p>
            <text:p text:style-name="P3"><text:span text:style-name="T4"><text:tab/></text:span><text:span text:style-name="T4">}</text:span><text:span text:style-name="T4"><text:tab/></text:span></text:p>
            <text:p text:style-name="P3"><text:span text:style-name="T5">This would normally be an infinite loop. <text:s/>But in this example, when i reaches 7 the loop is broken out of.</text:span></text:p>
            <text:p text:style-name="P3"><text:span text:style-name="T5">Break is useful when some condition has occurred that means it makes no sense to carry on looping, often an error of some kind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5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tinue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8">continue </text:span><text:span text:style-name="T5">just abandons the rest of the loop body and goes back to the header part:-</text:span></text:p>
            <text:p text:style-name="P3"><text:span text:style-name="T4"/></text:p>
            <text:p text:style-name="P3"><text:span text:style-name="T4">int i=0();</text:span></text:p>
            <text:p text:style-name="P3"><text:span text:style-name="T4"/></text:p>
            <text:p text:style-name="P3"><text:span text:style-name="T4">while(i &lt; 10) {</text:span></text:p>
            <text:p text:style-name="P3"><text:span text:style-name="T4"><text:tab/></text:span><text:span text:style-name="T4">printf(“i is %d ”, i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if (i == 7)</text:span></text:p>
            <text:p text:style-name="P3"><text:span text:style-name="T4"><text:tab/></text:span><text:span text:style-name="T4"><text:tab/></text:span><text:span text:style-name="T4">continue;</text:span></text:p>
            <text:p text:style-name="P3"><text:span text:style-name="T4"><text:tab/></text:span><text:span text:style-name="T4">printf(“ further processing in the rest of the body...\n”);</text:span></text:p>
            <text:p text:style-name="P3"><text:span text:style-name="T4"><text:tab/></text:span><text:span text:style-name="T4">}</text:span></text:p>
            <text:p text:style-name="P3"><text:span text:style-name="T5">What happens above is that when i==7, the following line about further processing isn’t carried out, the loop goes back to the beginning of the body.</text:span></text:p>
            <text:p text:style-name="P3"><text:span text:style-name="T5">It is a useful way to avoid a section of code that isn’t needed, because it doesn’t apply in this case. <text:s/>It avoids the need to put big if .. else clauses inside loops. <text:s/>E.g. :-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6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tinue 2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Avoiding this –</text:span></text:p>
            <text:p text:style-name="P3"><text:span text:style-name="T5"/></text:p>
            <text:p text:style-name="P3"><text:span text:style-name="T4">int i=0;</text:span></text:p>
            <text:p text:style-name="P3"><text:span text:style-name="T4"/></text:p>
            <text:p text:style-name="P3"><text:span text:style-name="T4">while(i &lt; 10) {</text:span></text:p>
            <text:p text:style-name="P3"><text:span text:style-name="T4"><text:tab/></text:span><text:span text:style-name="T4">printf(“i is %d ”, i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if (i != 7) {</text:span></text:p>
            <text:p text:style-name="P3"><text:span text:style-name="T4"><text:tab/></text:span><text:span text:style-name="T4"><text:tab/></text:span><text:span text:style-name="T4">printf(“ further processing in the rest of the </text:span><text:span text:style-name="T4"><text:tab/></text:span><text:span text:style-name="T4">body...\n”);</text:span></text:p>
            <text:p text:style-name="P3"><text:span text:style-name="T4"><text:tab/></text:span><text:span text:style-name="T4"><text:tab/></text:span><text:span text:style-name="T4">}</text:span></text:p>
            <text:p text:style-name="P3"><text:span text:style-name="T4"><text:tab/></text:span><text:span text:style-name="T4">}</text:span></text:p>
            <text:p text:style-name="P3"><text:span text:style-name="T5">Which gets more and more clumsy as more if() clauses are added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7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tinue 3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hat would happen in this case?</text:span></text:p>
            <text:p text:style-name="P3"><text:span text:style-name="T4"/></text:p>
            <text:p text:style-name="P3"><text:span text:style-name="T4">int i = 0;</text:span></text:p>
            <text:p text:style-name="P3"><text:span text:style-name="T4"/></text:p>
            <text:p text:style-name="P3"><text:span text:style-name="T4">while(i &lt; 10) {</text:span></text:p>
            <text:p text:style-name="P3"><text:span text:style-name="T4"><text:tab/></text:span><text:span text:style-name="T4">printf(“i is %d ”, i);</text:span></text:p>
            <text:p text:style-name="P3"><text:span text:style-name="T4"><text:tab/></text:span><text:span text:style-name="T4">if (i == 7)</text:span></text:p>
            <text:p text:style-name="P3"><text:span text:style-name="T4"><text:tab/></text:span><text:span text:style-name="T4"><text:tab/></text:span><text:span text:style-name="T4">continue;</text:span></text:p>
            <text:p text:style-name="P3"><text:span text:style-name="T4"><text:tab/></text:span><text:span text:style-name="T4">printf(“ further processing in the rest of the body...\n”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}</text:span></text:p>
            <text:p text:style-name="P3"><text:span text:style-name="T4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8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tinue 4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Answer – the loop won’t terminate.</text:span></text:p>
            <text:p text:style-name="P3"><text:span text:style-name="T5"/></text:p>
            <text:p text:style-name="P3"><text:span text:style-name="T4">int i = 0;</text:span></text:p>
            <text:p text:style-name="P3"><text:span text:style-name="T4"/></text:p>
            <text:p text:style-name="P3"><text:span text:style-name="T4">while(i &lt; 10) {</text:span></text:p>
            <text:p text:style-name="P3"><text:span text:style-name="T4"><text:tab/></text:span><text:span text:style-name="T4">printf(“i is %d ”, i);</text:span></text:p>
            <text:p text:style-name="P3"><text:span text:style-name="T4"><text:tab/></text:span><text:span text:style-name="T4">if (i == 7)</text:span></text:p>
            <text:p text:style-name="P3"><text:span text:style-name="T4"><text:tab/></text:span><text:span text:style-name="T4"><text:tab/></text:span><text:span text:style-name="T4">continue;</text:span></text:p>
            <text:p text:style-name="P3"><text:span text:style-name="T4"><text:tab/></text:span><text:span text:style-name="T4">printf(“ further processing in the rest of the body...\n”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}</text:span></text:p>
            <text:p text:style-name="P3"><text:span text:style-name="T4"/></text:p>
            <text:p text:style-name="P3"><text:span text:style-name="T5">Once i reaches 7, the </text:span><text:span text:style-name="T8">continue</text:span><text:span text:style-name="T5"> statement keeps getting executed, and the </text:span><text:span text:style-name="T8">i=i+1</text:span><text:span text:style-name="T5"> bit is never reached again!</text:span></text:p>
            <text:p text:style-name="P3"><text:span text:style-name="T8">Continue</text:span><text:span text:style-name="T5"> makes more sense in our last kind of loop – the </text:span><text:span text:style-name="T8">for</text:span><text:span text:style-name="T5"> loop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9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for loop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The for loop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he most complicated-looking loop, but very useful</text:span></text:p>
            <text:p text:style-name="P3"><text:span text:style-name="T4">int i;</text:span></text:p>
            <text:p text:style-name="P3"><text:span text:style-name="T4"/></text:p>
            <text:p text:style-name="P3"><text:span text:style-name="T4">for (i = 0; i &lt; 10; i = i + 1) {</text:span></text:p>
            <text:p text:style-name="P3"><text:span text:style-name="T4"><text:tab/></text:span><text:span text:style-name="T4">printf(“i is %d\n”, i);</text:span></text:p>
            <text:p text:style-name="P3"><text:span text:style-name="T4"><text:tab/></text:span><text:span text:style-name="T4">}</text:span></text:p>
            <text:p text:style-name="P3"><text:span text:style-name="T4"/></text:p>
            <text:p text:style-name="P3"><text:span text:style-name="T5">The first part of the header, </text:span><text:span text:style-name="T8">i=0</text:span><text:span text:style-name="T5">, is executed once only. <text:s/>It is the </text:span><text:span text:style-name="T9">initialisation</text:span><text:span text:style-name="T5">.</text:span></text:p>
            <text:p text:style-name="P3"><text:span text:style-name="T5">If the second part, </text:span><text:span text:style-name="T8">i &lt; 10</text:span><text:span text:style-name="T5">, evaluates to true, the loop body gets executed. It is the </text:span><text:span text:style-name="T9">test</text:span></text:p>
            <text:p text:style-name="P3"><text:span text:style-name="T5">Lastly, the third part is executed, </text:span><text:span text:style-name="T4">i = i + 1.</text:span></text:p>
            <text:p text:style-name="P3"><text:span text:style-name="T5">This third part is usually to </text:span><text:span text:style-name="T9">update</text:span><text:span text:style-name="T5"> the loop counter variable.</text:span></text:p>
            <text:p text:style-name="P3"><text:span text:style-name="T5"/></text:p>
            <text:p text:style-name="P3"><text:span text:style-name="T5">Try it – it should count from 0 to 9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0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When to use which loop?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hile – if you want to skip the loop body completely if some condition is false</text:span></text:p>
            <text:p text:style-name="P3"><text:span text:style-name="T5">Do – while – if you want the loop body to be executed at least once.</text:span></text:p>
            <text:p text:style-name="P3"><text:span text:style-name="T5">For – if you know exactly how many times you need to repeat the loop. <text:s/>e.g. processing an array or some data of known size.</text:span></text:p>
            <text:p text:style-name="P3"><text:span text:style-name="T5"/></text:p>
            <text:p text:style-name="P3"><text:span text:style-name="T5">While – if you are depending on some external event or condition that you don't know. <text:s/>e.g. if there are still lines in a file, or characters coming from the keyboard.</text:span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Two useful shortcut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6">1. Declaring the loop variable in the header.</text:span></text:p>
            <text:p text:style-name="P3"><text:span text:style-name="T2">In C99, we can declare the loop counter like this :-</text:span></text:p>
            <text:p text:style-name="P3"><text:span text:style-name="T4"/></text:p>
            <text:p text:style-name="P3"><text:span text:style-name="T4">for (int i = 0; i &lt; 10; i = i + 1) {</text:span></text:p>
            <text:p text:style-name="P3"><text:span text:style-name="T4"><text:tab/></text:span><text:span text:style-name="T4">printf(“i is %d\n”, i);</text:span></text:p>
            <text:p text:style-name="P3"><text:span text:style-name="T4"><text:tab/></text:span><text:span text:style-name="T4">}</text:span></text:p>
            <text:p text:style-name="P3"><text:span text:style-name="T2">If the variable isn't needed for anything special, or needed again anywhere else.</text:span></text:p>
            <text:p text:style-name="P3"><text:span text:style-name="T5">Because of where it is declared, it only “exists” until the closing curly bracket. <text:s/>That is its </text:span><text:span text:style-name="T9">scope. <text:s/>Scope</text:span><text:span text:style-name="T5"> refers to the area of code where the variable is visible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2nd useful shortcu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6">2. Increment operators</text:span></text:p>
            <text:p text:style-name="P3"><text:span text:style-name="T2">You will often see for loops like this: -</text:span></text:p>
            <text:p text:style-name="P3"><text:span text:style-name="T4"/></text:p>
            <text:p text:style-name="P3"><text:span text:style-name="T4">for (int i = 0; i &lt; 10; i++) {</text:span></text:p>
            <text:p text:style-name="P3"><text:span text:style-name="T4"><text:tab/></text:span><text:span text:style-name="T4">printf(“i is %d\n”, i);</text:span></text:p>
            <text:p text:style-name="P3"><text:span text:style-name="T4"><text:tab/></text:span><text:span text:style-name="T4">}</text:span></text:p>
            <text:p text:style-name="P3"><text:span text:style-name="T2">The ++ is called a </text:span><text:span text:style-name="T10">increment</text:span><text:span text:style-name="T2"> operator. <text:s/>It is a shorthand way of getting the same effect as i = i +1;</text:span></text:p>
            <text:p text:style-name="P3"><text:span text:style-name="T2">Incidentally, it also explains why C++ was named, it is an increment of C.</text:span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Increment and decremen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As well as ++, there is also a <text:s/>- - operator:</text:span></text:p>
            <text:p text:style-name="P3"><text:span text:style-name="T5"/></text:p>
            <text:p text:style-name="P3"><text:span text:style-name="T7">i++</text:span><text:span text:style-name="T7"><text:tab/></text:span><text:span text:style-name="T7"><text:tab/></text:span><text:span text:style-name="T5">is the same as</text:span><text:span text:style-name="T7"><text:tab/></text:span><text:span text:style-name="T7"><text:tab/></text:span><text:span text:style-name="T7">i = i + 1;</text:span></text:p>
            <text:p text:style-name="P3"><text:span text:style-name="T4">i--</text:span><text:span text:style-name="T7"><text:tab/></text:span><text:span text:style-name="T7"><text:tab/></text:span><text:span text:style-name="T5">is the same as</text:span><text:span text:style-name="T7"><text:tab/></text:span><text:span text:style-name="T7"><text:tab/></text:span><text:span text:style-name="T7">i = i - 1;</text:span></text:p>
            <text:p text:style-name="P3"><text:span text:style-name="T2"/></text:p>
            <text:p text:style-name="P3"><text:span text:style-name="T2">These are called </text:span><text:span text:style-name="T10">post-increment</text:span><text:span text:style-name="T2"> and </text:span><text:span text:style-name="T10">post-decrement</text:span><text:span text:style-name="T2">.</text:span></text:p>
            <text:p text:style-name="P3"><text:span text:style-name="T2">There are other shortcuts in C that we will come across as we need them.</text:span></text:p>
            <text:p text:style-name="P3"><text:span text:style-name="T2"/></text:p>
            <text:p text:style-name="P3"><text:span text:style-name="T10"/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ost-incremen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he expression j = x++ has a </text:span><text:span text:style-name="T9">side-effect. <text:s/>Side effects</text:span><text:span text:style-name="T5"> are important part of C.</text:span></text:p>
            <text:p text:style-name="P3"><text:span text:style-name="T5"/></text:p>
            <text:p text:style-name="P3"><text:span text:style-name="T5">The main effect is setting j = x</text:span></text:p>
            <text:p text:style-name="P3"><text:span text:style-name="T5">The side effect is that x changes value, x = x + 1;</text:span></text:p>
            <text:p text:style-name="P3"><text:span text:style-name="T5"/></text:p>
            <text:p text:style-name="P3"><text:span text:style-name="T5">The order in which things happens is important here.</text:span></text:p>
            <text:p text:style-name="P3"><text:span text:style-name="T5"/></text:p>
            <text:p text:style-name="P3"><text:span text:style-name="T5">Because ++ is a post-increment, this happens- </text:span></text:p>
            <text:p text:style-name="P3"><text:span text:style-name="T5">J = x, </text:span><text:span text:style-name="T11">then</text:span><text:span text:style-name="T5"> x = x + 1;</text:span></text:p>
            <text:p text:style-name="P3"><text:span text:style-name="T5">The increment happens </text:span><text:span text:style-name="T9">after</text:span><text:span text:style-name="T5"> the expression is evaluated for the assignment. <text:s/>It is called post-increment because post- means </text:span><text:span text:style-name="T11">after </text:span><text:span text:style-name="T5">(in Latin)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5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ost Increment example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ry this code in Netbeans: </text:span></text:p>
            <text:p text:style-name="P3"><text:span text:style-name="T5"/></text:p>
            <text:p text:style-name="P3"><text:span text:style-name="T7">int x = 99;</text:span></text:p>
            <text:p text:style-name="P3"><text:span text:style-name="T7">int j;</text:span></text:p>
            <text:p text:style-name="P3"><text:span text:style-name="T7">printf(“Before, x=%d and j=%d\n”, x, j);</text:span></text:p>
            <text:p text:style-name="P3"><text:span text:style-name="T7">i = x++;</text:span></text:p>
            <text:p text:style-name="P3"><text:span text:style-name="T7">printf(“ After, x=%d and j=%d\n”, x, j);</text:span></text:p>
            <text:p text:style-name="P3"><text:span text:style-name="T7"/></text:p>
            <text:p text:style-name="P3"><text:span text:style-name="T5">What do we expect to see?</text:span></text:p>
            <text:p text:style-name="P3"><text:span text:style-name="T5">Run it and see. <text:s/>Do you understand why this happens?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6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re-increment - ++x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Pre-increment, ++x, works in the same way :-</text:span></text:p>
            <text:p text:style-name="P3"><text:span text:style-name="T5"/></text:p>
            <text:p text:style-name="P3"><text:span text:style-name="T5">J = ++x;</text:span></text:p>
            <text:p text:style-name="P3"><text:span text:style-name="T5"/></text:p>
            <text:p text:style-name="P3"><text:span text:style-name="T5">Firstly, x is incremented. <text:s/>Then, the new value to x is assigned to j. <text:s/>Try the following code :-</text:span></text:p>
            <text:p text:style-name="P3"><text:span text:style-name="T5"/></text:p>
            <text:p text:style-name="P3"><text:span text:style-name="T7">int x = 99;</text:span></text:p>
            <text:p text:style-name="P3"><text:span text:style-name="T7">int j;</text:span></text:p>
            <text:p text:style-name="P3"><text:span text:style-name="T7">printf(“Before, x=%d and j=%d\n”, x, j);</text:span></text:p>
            <text:p text:style-name="P3"><text:span text:style-name="T7">j = ++x;</text:span></text:p>
            <text:p text:style-name="P3"><text:span text:style-name="T7">printf(“After, x=%d and j=%d\n”, x, j);</text:span></text:p>
            <text:p text:style-name="P3"><text:span text:style-name="T7"/></text:p>
            <text:p text:style-name="P3"><text:span text:style-name="T5">What do we expect to see?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7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Using ++ and – in loop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hese operators can help us in loops :-</text:span></text:p>
            <text:p text:style-name="P3"><text:span text:style-name="T5"/></text:p>
            <text:p text:style-name="P3"><text:span text:style-name="T7">int x = 0;</text:span></text:p>
            <text:p text:style-name="P3"><text:span text:style-name="T7">while (x &lt; 10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5"/></text:span><text:span text:style-name="T7">x++;</text:span></text:p>
            <text:p text:style-name="P3"><text:span text:style-name="T7"><text:s text:c="5"/></text:span><text:span text:style-name="T7">}</text:span></text:p>
            <text:p text:style-name="P3"><text:span text:style-name="T5"/></text:p>
            <text:p text:style-name="P3"><text:span text:style-name="T5">Or even :-</text:span></text:p>
            <text:p text:style-name="P3"><text:span text:style-name="T7"/></text:p>
            <text:p text:style-name="P3"><text:span text:style-name="T7">int x = 0;</text:span></text:p>
            <text:p text:style-name="P3"><text:span text:style-name="T7">while (x++ &lt; 10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5"/></text:span><text:span text:style-name="T7">}</text:span></text:p>
            <text:p text:style-name="P3"><text:span text:style-name="T7"/></text:p>
            <text:p text:style-name="P3"><text:span text:style-name="T5">But this example isn't common practice. <text:s/>Why might that be?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8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Using ++ and - - in loop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hese operators can help us in loops :-</text:span></text:p>
            <text:p text:style-name="P3"><text:span text:style-name="T5"/></text:p>
            <text:p text:style-name="P3"><text:span text:style-name="T7">int x = 0;</text:span></text:p>
            <text:p text:style-name="P3"><text:span text:style-name="T7">while (x &lt; 10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5"/></text:span><text:span text:style-name="T7">x++;</text:span></text:p>
            <text:p text:style-name="P3"><text:span text:style-name="T7"><text:s text:c="5"/></text:span><text:span text:style-name="T7">}</text:span></text:p>
            <text:p text:style-name="P3"><text:span text:style-name="T5">Or even :-</text:span></text:p>
            <text:p text:style-name="P3"><text:span text:style-name="T7"/></text:p>
            <text:p text:style-name="P3"><text:span text:style-name="T7">int x = 0;</text:span></text:p>
            <text:p text:style-name="P3"><text:span text:style-name="T7">while (x++ &lt; 10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5"/></text:span><text:span text:style-name="T7">}</text:span></text:p>
            <text:p text:style-name="P3"><text:span text:style-name="T7"/></text:p>
            <text:p text:style-name="P3"><text:span text:style-name="T5">But this example isn't common practice, because of the way x now starts at 1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9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Using ++ and - - in for loop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hey are most commonly used in for loops, to count up:-</text:span></text:p>
            <text:p text:style-name="P3"><text:span text:style-name="T5"/></text:p>
            <text:p text:style-name="P3"><text:span text:style-name="T7">for (int x = 0; x &lt; 10; x++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6"/></text:span><text:span text:style-name="T7">}</text:span></text:p>
            <text:p text:style-name="P3"><text:span text:style-name="T5"/></text:p>
            <text:p text:style-name="P3"><text:span text:style-name="T5">Or to count down:-</text:span></text:p>
            <text:p text:style-name="P3"><text:span text:style-name="T5"/></text:p>
            <text:p text:style-name="P3"><text:span text:style-name="T7">for (int x = 10; x &gt; 0; x--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6"/></text:span><text:span text:style-name="T7">}</text:span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0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haracters and strings</text:span></text:p>
          </draw:text-box>
        </draw:frame>
        <draw:frame draw:name="Tex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 text:style-name="P8"><text:span text:style-name="T12">Strings are made up of characters, so we'll look first at them.</text:span></text:p>
                <text:p text:style-name="P8"><text:span text:style-name="T12"/></text:p>
                <text:p text:style-name="P8"><text:span text:style-name="T12">This is the set of ASCII characters :-</text:span></text:p>
                <text:p text:style-name="P8"><text:span text:style-name="T12"><text:s/></text:span><text:span text:style-name="T12">!"#$%&amp;'()*+,-./0123456789:;&lt;=&gt;?@ABCDEFGHIJKLMNOPQRSTUVWXYZ[\]^_`abcdefghijklmnopqrstuvwxyz{|}~</text:span></text:p>
                <text:p text:style-name="P8"><text:span text:style-name="T12"/></text:p>
                <text:p text:style-name="P8"><text:span text:style-name="T12">American Standard Code for Information Interchange. <text:s/>It was invented to allow the transfer of data between computers from different manufacturers. <text:s/>In the beginning, </text:span><text:span text:style-name="T13">each</text:span><text:span text:style-name="T12"> manufacturer used their </text:span><text:span text:style-name="T13">own</text:span><text:span text:style-name="T12"> codes to represent numbers and letters, making communication very difficult.</text:span></text:p>
                <text:p text:style-name="P8"><text:span text:style-name="T12"/></text:p>
                <text:p text:style-name="P8"><text:span text:style-name="T12">In C, characters are represented by a number.</text:span></text:p>
                <text:p text:style-name="P8"><text:span text:style-name="T12"/></text:p>
                <text:p text:style-name="P8"><text:span text:style-name="T12">To print out the full character set, (all of the characters that the computer has) we do this -</text:span></text:p>
                <text:p text:style-name="P8"><text:span text:style-name="T12"/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rinting the character se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7">for (int i = 32; x &lt;= 127; x++) {</text:span></text:p>
            <text:p text:style-name="P3"><text:span text:style-name="T7"><text:s text:c="5"/></text:span><text:span text:style-name="T7">printf(“ASCII character %3d is %c\n”, i, i);</text:span></text:p>
            <text:p text:style-name="P3"><text:span text:style-name="T7"><text:s text:c="6"/></text:span><text:span text:style-name="T7">}</text:span></text:p>
            <text:p text:style-name="P3"><text:span text:style-name="T7"/></text:p>
            <text:p text:style-name="P3"><text:span text:style-name="T5">The ASCII characters have codes 0 to 127.</text:span></text:p>
            <text:p text:style-name="P3"><text:span text:style-name="T5">The characters 0 to 31 are called control characters, and have effects like CR, LF, FF, they have some effect on the display. <text:s/></text:span></text:p>
            <text:p text:style-name="P3"><text:span text:style-name="T5">We use a %c format in printf() to print a single character.</text:span></text:p>
            <text:p text:style-name="P3"><text:span text:style-name="T5">The numbers 0 to 127 will fit into how many binary bits?</text:span></text:p>
            <text:p text:style-name="P3"><text:span text:style-name="T5">In recent times, the need to have more than just these characters, has led to the use of 16-bit binary numbers to represent characters.</text:span></text:p>
            <text:list text:style-name="L2">
              <text:list-header>
                <text:p text:style-name="P10"/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4-bit binary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ith 4 bits, we can count to what in binary?</text:span></text:p>
            <text:p text:style-name="P3"><text:span text:style-name="T7">0000</text:span><text:span text:style-name="T7"><text:tab/></text:span><text:span text:style-name="T7"><text:tab/></text:span><text:span text:style-name="T7">0</text:span></text:p>
            <text:p text:style-name="P3"><text:span text:style-name="T7">0001</text:span><text:span text:style-name="T7"><text:tab/></text:span><text:span text:style-name="T7"><text:tab/></text:span><text:span text:style-name="T7">1</text:span></text:p>
            <text:p text:style-name="P3"><text:span text:style-name="T7">0010</text:span><text:span text:style-name="T7"><text:tab/></text:span><text:span text:style-name="T7"><text:tab/></text:span><text:span text:style-name="T7">2</text:span></text:p>
            <text:p text:style-name="P3"><text:span text:style-name="T7">0011</text:span><text:span text:style-name="T7"><text:tab/></text:span><text:span text:style-name="T7"><text:tab/></text:span><text:span text:style-name="T7">3</text:span></text:p>
            <text:p text:style-name="P3"><text:span text:style-name="T7">0100</text:span><text:span text:style-name="T7"><text:tab/></text:span><text:span text:style-name="T7"><text:tab/></text:span><text:span text:style-name="T7">4</text:span></text:p>
            <text:p text:style-name="P3"><text:span text:style-name="T7">…</text:span></text:p>
            <text:p text:style-name="P3"><text:span text:style-name="T7">1000</text:span><text:span text:style-name="T7"><text:tab/></text:span><text:span text:style-name="T7"><text:tab/></text:span><text:span text:style-name="T7">8</text:span></text:p>
            <text:p text:style-name="P3"><text:span text:style-name="T7">…</text:span></text:p>
            <text:p text:style-name="P3"><text:span text:style-name="T7">1110</text:span><text:span text:style-name="T7"><text:tab/></text:span><text:span text:style-name="T7"><text:tab/></text:span><text:span text:style-name="T7">14</text:span></text:p>
            <text:p text:style-name="P3"><text:span text:style-name="T7">1111 </text:span><text:span text:style-name="T7"><text:tab/></text:span><text:span text:style-name="T7"><text:tab/></text:span><text:span text:style-name="T7">15</text:span></text:p>
            <text:list text:style-name="L2">
              <text:list-header>
                <text:p text:style-name="P10"/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7-bit binary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ith 7 bits, we can count to what in binary?</text:span></text:p>
            <text:p text:style-name="P3"><text:span text:style-name="T7">00000000</text:span><text:span text:style-name="T7"><text:tab/></text:span><text:span text:style-name="T7"><text:tab/></text:span><text:span text:style-name="T7">0</text:span></text:p>
            <text:p text:style-name="P3"><text:span text:style-name="T7">00000001</text:span><text:span text:style-name="T7"><text:tab/></text:span><text:span text:style-name="T7"><text:tab/></text:span><text:span text:style-name="T7">1</text:span></text:p>
            <text:p text:style-name="P3"><text:span text:style-name="T7">00000010</text:span><text:span text:style-name="T7"><text:tab/></text:span><text:span text:style-name="T7"><text:tab/></text:span><text:span text:style-name="T7">2</text:span></text:p>
            <text:p text:style-name="P3"><text:span text:style-name="T7">…</text:span></text:p>
            <text:p text:style-name="P3"><text:span text:style-name="T7">11111110</text:span><text:span text:style-name="T7"><text:tab/></text:span><text:span text:style-name="T7"><text:tab/></text:span><text:span text:style-name="T7">254</text:span></text:p>
            <text:p text:style-name="P3"><text:span text:style-name="T7">11111111 </text:span><text:span text:style-name="T7"><text:tab/></text:span><text:span text:style-name="T7">255</text:span></text:p>
            <text:list text:style-name="L2">
              <text:list-header>
                <text:p text:style-name="P10"/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Strings / Array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In C, a string is an array of characters.</text:span></text:p>
            <text:p text:style-name="P3"><text:span text:style-name="T5">An array <text:s/>is like a list, where all the </text:span><text:span text:style-name="T9">elements</text:span><text:span text:style-name="T5"> are the same type</text:span></text:p>
            <text:p text:style-name="P3"><text:span text:style-name="T5">We can access each element by saying where abouts in the array it is.</text:span></text:p>
            <text:p text:style-name="P3"><text:span text:style-name="T7"/></text:p>
            <text:list text:style-name="L2">
              <text:list-header>
                <text:p text:style-name="P10"/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5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ank"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– </text:span><text:span text:style-name="T1">END --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2" draw:layer="layout" svg:width="12.695cm" svg:height="9.52cm" svg:x="3.175cm" svg:y="1.931cm" draw:page-number="27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sole input/outpu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e've been using printf() for all of our output. <text:s/>We'll now look at a pair of functions, puts() and gets().</text:span></text:p>
            <text:p text:style-name="P3"><text:span text:style-name="T5">Puts() - put string. <text:s/>Puts a string on the console</text:span></text:p>
            <text:p text:style-name="P3"><text:span text:style-name="T5">Gets() - get string. <text:s/>Gets a string from the keyboard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8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uts() - put a string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e've been using printf() for all of our output. <text:s/>We'll now look at a pair of functions, puts() and gets().</text:span></text:p>
            <text:p text:style-name="P3"><text:span text:style-name="T5">Puts() - put string. <text:s/>Puts a string on the console</text:span></text:p>
            <text:p text:style-name="P3"><text:span text:style-name="T5">Gets() - get string. <text:s/>Gets a string from the keyboard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9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" svg:font-family="Arial" style:font-family-generic="swiss"/>
    <style:font-face style:name="Calibri3" svg:font-family="Calibri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3" svg:font-family="FreeSans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1-12">12/01/16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1-12">12/01/16</text:date></text:span></text:p>
        </draw:text-box>
      </draw:frame>
      <draw:frame draw:name="Footer Placeholder 2" presentation:style-name="Mpr5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rk Woodrow</meta:initial-creator>
    <dc:creator>Mark Woodrow</dc:creator>
    <meta:editing-cycles>13</meta:editing-cycles>
    <meta:creation-date>2016-01-07T17:05:09</meta:creation-date>
    <dc:date>2016-01-12T13:40:50.601577004</dc:date>
    <meta:editing-duration>PT4H14M28S</meta:editing-duration>
    <meta:generator>LibreOffice/4.2.8.2$Linux_x86 LibreOffice_project/420m0$Build-2</meta:generator>
    <meta:document-statistic meta:object-count="14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